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2535in"/>
    </style:style>
    <style:style style:name="Table1.B" style:family="table-column">
      <style:table-column-properties style:column-width="1.2542in"/>
    </style:style>
    <style:style style:name="Table1.D" style:family="table-column">
      <style:table-column-properties style:column-width="2.5083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P1" style:family="paragraph" style:parent-style-name="Heading_20_1" style:master-page-name="Standard">
      <style:paragraph-properties style:page-number="1"/>
    </style:style>
    <style:style style:name="P2" style:family="paragraph" style:parent-style-name="Standard">
      <style:text-properties fo:font-size="7pt" style:font-size-asian="7pt" style:font-size-complex="7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officeooo:paragraph-rsid="0019237a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36f5b8" officeooo:paragraph-rsid="0036f5b8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3ffa27" officeooo:paragraph-rsid="003ffa27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officeooo:rsid="00392a2f" officeooo:paragraph-rsid="00392a2f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4095cd" officeooo:paragraph-rsid="004095cd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officeooo:rsid="003ba33d" officeooo:paragraph-rsid="003ba33d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officeooo:rsid="003bc2ab" officeooo:paragraph-rsid="003bc2ab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427e03" officeooo:paragraph-rsid="00427e03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2b5eed" officeooo:paragraph-rsid="002b5eed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4343ff" officeooo:paragraph-rsid="004343ff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officeooo:rsid="004343ff" officeooo:paragraph-rsid="004343ff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officeooo:rsid="00366e4f" officeooo:paragraph-rsid="00366e4f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officeooo:rsid="003ffa27" officeooo:paragraph-rsid="003ffa27"/>
    </style:style>
    <style:style style:name="T1" style:family="text">
      <style:text-properties officeooo:rsid="003628c3"/>
    </style:style>
    <style:style style:name="T2" style:family="text">
      <style:text-properties officeooo:rsid="0019237a"/>
    </style:style>
    <style:style style:name="T3" style:family="text">
      <style:text-properties fo:font-weight="bold" officeooo:rsid="003628c3" style:font-weight-asian="bold" style:font-weight-complex="bold"/>
    </style:style>
    <style:style style:name="T4" style:family="text">
      <style:text-properties officeooo:rsid="003cdcf3"/>
    </style:style>
    <style:style style:name="T5" style:family="text">
      <style:text-properties officeooo:rsid="0045fcff"/>
    </style:style>
    <style:style style:name="T6" style:family="text">
      <style:text-properties officeooo:rsid="0046fd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kmuq5hf13vls"/>Spécifications</text:p>
      <text:p text:style-name="P2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table:number-rows-spanned="6" office:value-type="string">
            <text:p text:style-name="P3"><text:span text:style-name="T1">struct</text:span><text:span text:style-name="T2"> </text:span><text:span text:style-name="T3">Cards</text:span></text:p>
          </table:table-cell>
          <table:table-cell table:style-name="Table1.A1" table:number-columns-spanned="3" office:value-type="string">
            <text:p text:style-name="P4">Paramètre</text:p>
          </table:table-cell>
          <table:covered-table-cell/>
          <table:covered-table-cell/>
        </table:table-row>
        <table:table-row table:style-name="Table1.1">
          <table:covered-table-cell table:style-name="Table1.A1"/>
          <table:table-cell table:style-name="Table1.A1" office:value-type="string">
            <text:p text:style-name="P4">Nom</text:p>
          </table:table-cell>
          <table:table-cell table:style-name="Table1.A1" office:value-type="string">
            <text:p text:style-name="P4">Type</text:p>
          </table:table-cell>
          <table:table-cell table:style-name="Table1.A1" office:value-type="string">
            <text:p text:style-name="P4">Description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5">main_color</text:p>
          </table:table-cell>
          <table:table-cell table:style-name="Table1.A1" office:value-type="string">
            <text:p text:style-name="P5">int</text:p>
          </table:table-cell>
          <table:table-cell table:style-name="Table1.A1" office:value-type="string">
            <text:p text:style-name="P6">Contains the color of the main side of the card.</text:p>
            <text:p text:style-name="P7">Has 4 possible values.</text:p>
            <text:p text:style-name="P7">1 = red</text:p>
            <text:p text:style-name="P7">2 = yellow</text:p>
            <text:p text:style-name="P7">3 = green</text:p>
            <text:p text:style-name="P7">4 = blue</text:p>
            <text:p text:style-name="P7">0 = wild card</text:p>
          </table:table-cell>
        </table:table-row>
        <table:table-row table:style-name="Table1.1">
          <table:covered-table-cell table:style-name="Table1.A4"/>
          <table:table-cell table:style-name="Table1.A4" office:value-type="string">
            <text:p text:style-name="P5">main_value</text:p>
          </table:table-cell>
          <table:table-cell table:style-name="Table1.A4" office:value-type="string">
            <text:p text:style-name="P5">int</text:p>
          </table:table-cell>
          <table:table-cell table:style-name="Table1.A4" office:value-type="string">
            <text:p text:style-name="P8">Contains the value or special data about the main side of the card. Depends on color.</text:p>
            <text:p text:style-name="P9">If color != 0,</text:p>
            <text:p text:style-name="P9">1-9 = numbers</text:p>
            <text:p text:style-name="P9">-1 = reverse</text:p>
            <text:p text:style-name="P9">-2 = skip</text:p>
            <text:p text:style-name="P9">-3 = +1</text:p>
            <text:p text:style-name="P9">-4 = flip</text:p>
            <text:p text:style-name="P10">Otherwise,</text:p>
            <text:p text:style-name="P10">0 = normal wild</text:p>
            <text:p text:style-name="P10">1 = wild +2</text:p>
          </table:table-cell>
        </table:table-row>
        <table:table-row table:style-name="Table1.1">
          <table:covered-table-cell table:style-name="Table1.A4"/>
          <table:table-cell table:style-name="Table1.A4" office:value-type="string">
            <text:p text:style-name="P5">reverse_color</text:p>
          </table:table-cell>
          <table:table-cell table:style-name="Table1.A4" office:value-type="string">
            <text:p text:style-name="P5">int</text:p>
          </table:table-cell>
          <table:table-cell table:style-name="Table1.A4" office:value-type="string">
            <text:p text:style-name="P11">Contains the color of the dark side of the card.</text:p>
            <text:p text:style-name="P7">Has 4 possible values.</text:p>
            <text:p text:style-name="P7">1 = <text:span text:style-name="T4">cyan</text:span></text:p>
            <text:p text:style-name="P7">2 = <text:span text:style-name="T4">purple</text:span></text:p>
            <text:p text:style-name="P7">3 = <text:span text:style-name="T4">magenta</text:span></text:p>
            <text:p text:style-name="P7">4 = <text:span text:style-name="T4">orange</text:span></text:p>
            <text:p text:style-name="P7">0 = wild card</text:p>
          </table:table-cell>
        </table:table-row>
        <table:table-row table:style-name="Table1.1">
          <table:covered-table-cell table:style-name="Table1.A1"/>
          <table:table-cell table:style-name="Table1.A1" office:value-type="string">
            <text:p text:style-name="P5">reverse_value</text:p>
          </table:table-cell>
          <table:table-cell table:style-name="Table1.A1" office:value-type="string">
            <text:p text:style-name="P12">Int</text:p>
          </table:table-cell>
          <table:table-cell table:style-name="Table1.A1" office:value-type="string">
            <text:p text:style-name="P13">Contains the value or special data about the dark side of the card.</text:p>
            <text:p text:style-name="P14">Depends on color.</text:p>
            <text:p text:style-name="P9">If color != 0,</text:p>
            <text:p text:style-name="P9">1-9 = numbers</text:p>
            <text:p text:style-name="P9">-1 = reverse</text:p>
            <text:p text:style-name="P9">-2 = <text:span text:style-name="T5">skip everyone</text:span></text:p>
            <text:p text:style-name="P9">-3 = +1</text:p>
            <text:p text:style-name="P9">-4 = flip</text:p>
            <text:p text:style-name="P10">Otherwise,</text:p>
            <text:p text:style-name="P10">0 = normal wild</text:p>
            <text:p text:style-name="P10">1 = wild +2</text:p>
          </table:table-cell>
        </table:table-row>
        <table:table-row table:style-name="Table1.1">
          <table:table-cell table:style-name="Table1.A1" office:value-type="string">
            <text:p text:style-name="P4">But</text:p>
          </table:table-cell>
          <table:table-cell table:style-name="Table1.A1" table:number-columns-spanned="3" office:value-type="string">
            <text:p text:style-name="P15">Correctly contain all the card data.</text:p>
            <text:p text:style-name="P16">Reverse counterparts <text:span text:style-name="T6">are independent of each other.</text:span></text:p>
          </table:table-cell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05-27T15:09:57.942661797</dc:date>
    <meta:editing-duration>PT24M35S</meta:editing-duration>
    <meta:editing-cycles>48</meta:editing-cycles>
    <meta:document-statistic meta:table-count="1" meta:image-count="0" meta:object-count="0" meta:page-count="2" meta:paragraph-count="52" meta:word-count="178" meta:character-count="818" meta:non-whitespace-character-count="692"/>
  </office:meta>
</office:document-meta>
</file>